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Heading_20_1" style:list-style-name="">
      <style:paragraph-properties fo:margin-left="0cm" fo:margin-right="0cm" fo:text-indent="0cm" style:auto-text-indent="false"/>
      <style:text-properties officeooo:paragraph-rsid="000e4033"/>
    </style:style>
    <style:style style:name="P3" style:family="paragraph" style:parent-style-name="Heading_20_1" style:list-style-name="">
      <style:text-properties officeooo:paragraph-rsid="000e4033"/>
    </style:style>
    <style:style style:name="P4" style:family="paragraph" style:parent-style-name="Heading_20_1" style:list-style-name="WWNum1">
      <style:text-properties officeooo:paragraph-rsid="000e4033"/>
    </style:style>
    <style:style style:name="P5" style:family="paragraph" style:parent-style-name="Heading_20_1" style:list-style-name="WWNum1">
      <style:paragraph-properties fo:break-before="page"/>
      <style:text-properties officeooo:paragraph-rsid="000e4033"/>
    </style:style>
    <style:style style:name="P6" style:family="paragraph" style:parent-style-name="Heading_20_1">
      <style:paragraph-properties fo:break-before="page"/>
      <style:text-properties officeooo:paragraph-rsid="000e4033"/>
    </style:style>
    <style:style style:name="P7" style:family="paragraph" style:parent-style-name="Heading_20_1">
      <style:text-properties officeooo:paragraph-rsid="000e4033"/>
    </style:style>
    <style:style style:name="P8" style:family="paragraph" style:parent-style-name="Heading_20_1">
      <style:text-properties officeooo:rsid="000e4033" officeooo:paragraph-rsid="000e4033"/>
    </style:style>
    <style:style style:name="P9" style:family="paragraph" style:parent-style-name="Heading_20_2">
      <style:text-properties officeooo:paragraph-rsid="000e4033"/>
    </style:style>
    <style:style style:name="P10" style:family="paragraph" style:parent-style-name="Heading_20_2">
      <style:text-properties officeooo:rsid="000e4033" officeooo:paragraph-rsid="000e4033"/>
    </style:style>
    <style:style style:name="P11" style:family="paragraph" style:parent-style-name="Heading_20_2" style:list-style-name="WWNum1">
      <style:text-properties officeooo:rsid="000e4033" officeooo:paragraph-rsid="000e4033"/>
    </style:style>
    <style:style style:name="P12" style:family="paragraph" style:parent-style-name="Heading_20_2" style:list-style-name="WWNum1">
      <style:text-properties officeooo:paragraph-rsid="000e4033"/>
    </style:style>
    <style:style style:name="P13" style:family="paragraph" style:parent-style-name="Heading_20_3">
      <style:text-properties officeooo:paragraph-rsid="000e4033"/>
    </style:style>
    <style:style style:name="P14" style:family="paragraph" style:parent-style-name="Heading_20_3" style:list-style-name="WWNum1">
      <style:text-properties officeooo:paragraph-rsid="000e4033"/>
    </style:style>
    <style:style style:name="P15" style:family="paragraph" style:parent-style-name="Standard">
      <style:paragraph-properties fo:line-height="115%" fo:text-align="center" style:justify-single-word="false"/>
      <style:text-properties officeooo:paragraph-rsid="000e4033"/>
    </style:style>
    <style:style style:name="P16" style:family="paragraph" style:parent-style-name="Standard">
      <style:paragraph-properties fo:line-height="100%" fo:text-align="center" style:justify-single-word="false"/>
      <style:text-properties officeooo:paragraph-rsid="000e4033"/>
    </style:style>
    <style:style style:name="P17" style:family="paragraph" style:parent-style-name="Subtitle">
      <style:text-properties officeooo:rsid="001090ba" officeooo:paragraph-rsid="000e4033"/>
    </style:style>
    <style:style style:name="P18" style:family="paragraph" style:parent-style-name="Subtitle">
      <style:paragraph-properties fo:line-height="100%"/>
      <style:text-properties officeooo:paragraph-rsid="000e4033"/>
    </style:style>
    <style:style style:name="P19" style:family="paragraph" style:parent-style-name="Text_20_body">
      <style:text-properties officeooo:paragraph-rsid="000e4033"/>
    </style:style>
    <style:style style:name="P20" style:family="paragraph" style:parent-style-name="Text_20_body">
      <style:text-properties officeooo:rsid="000e4033" officeooo:paragraph-rsid="000e4033"/>
    </style:style>
    <style:style style:name="P21" style:family="paragraph" style:parent-style-name="Title" style:master-page-name="First_20_Page">
      <style:paragraph-properties style:page-number="auto"/>
      <style:text-properties officeooo:rsid="000e4033" officeooo:paragraph-rsid="000e4033"/>
    </style:style>
    <style:style style:name="T1" style:family="text">
      <style:text-properties fo:color="#000000" loext:opacity="100%" fo:font-size="8pt" fo:font-weight="bold" fo:background-color="transparent" loext:char-shading-value="0" style:font-size-asian="8pt" style:font-weight-asian="bold" style:font-size-complex="8pt" style:font-weight-complex="bold"/>
    </style:style>
    <style:style style:name="T2" style:family="text">
      <style:text-properties fo:language="de" fo:country="DE"/>
    </style:style>
    <style:style style:name="T3" style:family="text">
      <style:text-properties fo:language="de" fo:country="DE" officeooo:rsid="001090ba"/>
    </style:style>
    <style:style style:name="T4" style:family="text">
      <style:text-properties fo:language="de" fo:country="DE" officeooo:rsid="001fbe88"/>
    </style:style>
    <style:style style:name="T5" style:family="text">
      <style:text-properties style:font-name="Liberation Sans" fo:font-size="18pt" fo:language="de" fo:country="DE" style:font-name-asian="Microsoft YaHei" style:font-size-asian="18pt" style:font-name-complex="Arial1" style:font-size-complex="18pt"/>
    </style:style>
    <style:style style:name="T6" style:family="text">
      <style:text-properties style:font-name="Liberation Sans" fo:font-size="18pt" fo:language="de" fo:country="DE" officeooo:rsid="00499c05" style:font-name-asian="Microsoft YaHei" style:font-size-asian="18pt" style:font-name-complex="Arial1" style:font-size-complex="18pt"/>
    </style:style>
    <style:style style:name="T7" style:family="text">
      <style:text-properties officeooo:rsid="000e4033"/>
    </style:style>
    <style:style style:name="T8" style:family="text">
      <style:text-properties style:text-position="sub 58%" officeooo:rsid="000e4033"/>
    </style:style>
    <style:style style:name="T9" style:family="text">
      <style:text-properties style:text-position="0% 100%" officeooo:rsid="000e4033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41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 loext:marker-style-name="T2"><text:reference-mark-start text:name="Aufgabe"/><text:span text:style-name="T3">A</text:span><text:span text:style-name="T2">ufgabe 1: Schmucknachrichten</text:span><text:reference-mark-end text:name="Aufgabe"/></text:p>
      <text:p text:style-name="P15" loext:marker-style-name="T2"><text:reference-mark-start text:name="TeilnehmerID"/><text:span text:style-name="T6">Teilnahme-ID: 73504</text:span><text:reference-mark-end text:name="TeilnehmerID"/></text:p>
      <text:p text:style-name="P18" loext:marker-style-name="T2"><text:span text:style-name="T2">Bearbeiter/-innen dieser Aufgabe: </text:span></text:p>
      <text:p text:style-name="P16" loext:marker-style-name="T2"><text:span text:style-name="T5">Jonathan Salomo</text:span></text:p>
      <text:p text:style-name="P17" loext:marker-style-name="T2"><text:span text:style-name="T2"><text:date style:data-style-name="N41" text:date-value="2025-04-19T14:23:47.628000243">19. April 2025</text:date></text:span></text:p>
      <text:table-of-content text:style-name="Sect1" text:protected="true" text:name="Inhaltsverzeichnis1">
        <text:table-of-content-source text:outline-level="9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"><text:a xlink:type="simple" xlink:href="#__RefHeading___Toc2232_4178761632" text:style-name="Index_20_Link" text:visited-style-name="Index_20_Link">Lösungsidee<text:tab/>2</text:a></text:p>
          <text:p text:style-name="P1"><text:a xlink:type="simple" xlink:href="#__RefHeading___Toc2234_4178761632" text:style-name="Index_20_Link" text:visited-style-name="Index_20_Link">Umsetzung<text:tab/>2</text:a></text:p>
          <text:p text:style-name="P1"><text:a xlink:type="simple" xlink:href="#__RefHeading___Toc626_3532468396" text:style-name="Index_20_Link" text:visited-style-name="Index_20_Link">Beispiele<text:tab/>3</text:a></text:p>
          <text:p text:style-name="P1"><text:a xlink:type="simple" xlink:href="#__RefHeading___Toc2776_622986207" text:style-name="Index_20_Link" text:visited-style-name="Index_20_Link">Quellcode<text:tab/>3</text:a></text:p>
        </text:index-body>
      </text:table-of-content>
      <text:h text:style-name="P2" text:outline-level="1"/>
      <text:h text:style-name="P3" text:outline-level="1"/>
      <text:list xml:id="list136695453" text:style-name="WWNum1">
        <text:list-item>
          <text:h text:style-name="P6" text:outline-level="1"><text:bookmark-start text:name="__RefHeading___Toc2232_4178761632"/>Lösungsidee<text:bookmark-end text:name="__RefHeading___Toc2232_4178761632"/></text:h>
        </text:list-item>
      </text:list>
      <text:p text:style-name="P20">//formuliere das Problem aus für a und b (erwähne auch das optmal coding grundproblem) (erkläre Prefixfreiheit)</text:p>
      <text:p text:style-name="P20">//Erkläre die Darstellung als Codbaum (füge auch ein Beispiel ein)</text:p>
      <text:p text:style-name="P20">//Definiere die Eingangsvariablen (message, alfabet, cost, frequence)</text:p>
      <text:p text:style-name="P20">//Defieniere gesucht (codmap, Length)</text:p>
      <text:h text:style-name="P10" text:outline-level="2">Huffman</text:h>
      <text:p text:style-name="P19">//<text:span text:style-name="T7">beschreibe Huffman und beweise warum er optimal ist (Verweise richtig auf die passende Literatur)</text:span></text:p>
      <text:p text:style-name="P19">//<text:span text:style-name="T7">Erklähre warum Huffman bei c</text:span><text:span text:style-name="T8">i </text:span><text:span text:style-name="T9">!= c</text:span><text:span text:style-name="T8">j </text:span><text:span text:style-name="T9">nicht mehr zwangsläufig optimal ist (weil nicht mehr jeder interne Knoten c kinder haben muss)</text:span></text:p>
      <text:h text:style-name="P10" text:outline-level="2">SIG/Golin-Rode</text:h>
      <text:p text:style-name="P19">//<text:span text:style-name="T7">stelle fest das wir für die b also etwas anderes brauchen (mit verweis auf vorherigen Absatz)</text:span></text:p>
      <text:p text:style-name="P19">//<text:span text:style-name="T7">erwähne das der Grundalgo von dehnen nur die kürzeste Länge findet</text:span></text:p>
      <text:p text:style-name="P19">//<text:span text:style-name="T7">erkläre das was du aus dem SIG Algorithmus gemacht hast und warum das optimal ist (verweise richtig auf die passende Literatur)</text:span></text:p>
      <text:h text:style-name="Heading_20_2" text:outline-level="2">Erweiterungen</text:h>
      <text:h text:style-name="Heading_20_3" text:outline-level="3">Lenth Request</text:h>
      <text:p text:style-name="P19">//<text:span text:style-name="T7">erkläre die Idee</text:span></text:p>
      <text:p text:style-name="P19">//<text:span text:style-name="T7">erkläre warum das sinnvoll ist</text:span></text:p>
      <text:p text:style-name="P19">//<text:span text:style-name="T7">erklähre warum es mit den zwei algorythmen intern nicht einfach möglich ist</text:span></text:p>
      <text:p text:style-name="P20">//beschreibe die Idee im nahchinein die Codtabbele anzupassen</text:p>
      <text:p text:style-name="P20">//beweise das dies immer optimal sein muss</text:p>
      <text:list xml:id="list142348708031132" text:continue-numbering="true" text:style-name="WWNum1">
        <text:list-item>
          <text:h text:style-name="P4" text:outline-level="1" loext:marker-style-name="T2"><text:bookmark-start text:name="__RefHeading___Toc2234_4178761632"/><text:span text:style-name="T2">Umsetzung</text:span><text:bookmark-end text:name="__RefHeading___Toc2234_4178761632"/></text:h>
        </text:list-item>
      </text:list>
      <text:p text:style-name="P19" loext:marker-style-name="T2">//<text:span text:style-name="T7">Erkläre die gewählten Datenstrukturen für Codetabelle</text:span></text:p>
      <text:p text:style-name="P19" loext:marker-style-name="T2">//<text:span text:style-name="T7">Erwähne einlesen über die eingene Klasse</text:span></text:p>
      <text:p text:style-name="P19" loext:marker-style-name="T2">//<text:span text:style-name="T7">Erwähne Readme mit genauen instruktionen (auch am ende der Doku zu finden (Link einfügen))</text:span></text:p>
      <text:h text:style-name="P10" text:outline-level="2" loext:marker-style-name="T2"><text:soft-page-break/>Huffman </text:h>
      <text:p text:style-name="P19" loext:marker-style-name="T2">//<text:span text:style-name="T7">Erklähre die speicherung des Graphen durch Instanzen der Node Klasse</text:span></text:p>
      <text:p text:style-name="P19" loext:marker-style-name="T2">//<text:span text:style-name="T7">Erklähre die Wahl einer PrioratyQueue als Dramenstruktur und deren Initzialiesierung</text:span></text:p>
      <text:p text:style-name="P19" loext:marker-style-name="T2">//<text:span text:style-name="T7">Erklähre die eigendliche Umsetzung (whiel-Schleife)</text:span></text:p>
      <text:p text:style-name="P19" loext:marker-style-name="T2">//<text:span text:style-name="T7">Erklähre die rekusieve erstellung der Codttabelle</text:span></text:p>
      <text:h text:style-name="P10" text:outline-level="2" loext:marker-style-name="T2">SIG/Golin-Rode</text:h>
      <text:p text:style-name="P19" loext:marker-style-name="T2">//<text:span text:style-name="T7">erklähre die schpeicherung von Sigs als Instanzen besagter Klasse </text:span></text:p>
      <text:p text:style-name="P19" loext:marker-style-name="T2">//<text:span text:style-name="T7">Erklähre die opt Map und die Prioraty que der sigs </text:span></text:p>
      <text:p text:style-name="P19" loext:marker-style-name="T2">// <text:span text:style-name="T7">erklähre den SignaturComparator der für die Lexsographische reinfolge sorgt.</text:span></text:p>
      <text:p text:style-name="P19" loext:marker-style-name="T2">//<text:span text:style-name="T7">Erwähne kurtz wie du an die probabilatys und symbols ran kommst und warum die diese vorsortierst (wie du das machst)</text:span></text:p>
      <text:p text:style-name="P19" loext:marker-style-name="T2">//<text:span text:style-name="T7">erklähre den ersten Sig </text:span></text:p>
      <text:p text:style-name="P19" loext:marker-style-name="T2">//<text:span text:style-name="T7">Erklähre den Vorgang in der While schleife</text:span></text:p>
      <text:p text:style-name="P19" loext:marker-style-name="T2">- <text:span text:style-name="T7">deffieniere die akktuellen Variablen</text:span></text:p>
      <text:p text:style-name="P19" loext:marker-style-name="T2">- <text:span text:style-name="T7">beschreibe den Schift der sigs und die darauifvolgende expansieon</text:span></text:p>
      <text:p text:style-name="P19" loext:marker-style-name="T2">- <text:span text:style-name="T7">beschreibe den Vorgang des adjustSIG (vergesse nicht das dieser so lange ausgeführt wird bis er nichts mehr verändert</text:span></text:p>
      <text:p text:style-name="P19" loext:marker-style-name="T2">- <text:span text:style-name="T7">beschreibe die „Abruchbedingung“ und valid expansion überprüfung</text:span></text:p>
      <text:p text:style-name="P20" loext:marker-style-name="T2">- beschreibe die perfekt sig Sammlung</text:p>
      <text:p text:style-name="P20" loext:marker-style-name="T2">//erklähre die findung des echten perfekt sigs </text:p>
      <text:p text:style-name="P20" loext:marker-style-name="T2">//erklähre den rekusiven vorgang des Finden der codmap</text:p>
      <text:h text:style-name="Heading_20_2" text:outline-level="2">Erweiterungen</text:h>
      <text:h text:style-name="Heading_20_3" text:outline-level="3">Lenth Request</text:h>
      <text:p text:style-name="Text_20_body">//<text:span text:style-name="T7">erwähne wann die Erweitrung aktiv wird</text:span></text:p>
      <text:p text:style-name="Text_20_body">//<text:span text:style-name="T7">erklähre warum sie nach der Berechnung der verständlichen Lösung ihre Anpassungen vornimmt </text:span></text:p>
      <text:p text:style-name="Text_20_body">//<text:span text:style-name="T7">erklähre die eigendliche Umsetzung </text:span></text:p>
      <text:p text:style-name="Text_20_body">//<text:span text:style-name="T7">erwähne das neue codieren der Nachricht und ausrechnen der Länge</text:span></text:p>
      <text:list xml:id="list142348370330100" text:continue-numbering="true" text:style-name="WWNum1">
        <text:list-item>
          <text:h text:style-name="P8" text:outline-level="1" loext:marker-style-name="T2"><text:soft-page-break/>Laufzeitanalyse</text:h>
        </text:list-item>
      </text:list>
      <text:h text:style-name="P10" text:outline-level="2" loext:marker-style-name="T2">Huffmann</text:h>
      <text:p text:style-name="P19" loext:marker-style-name="T2"/>
      <text:h text:style-name="P9" text:outline-level="2" loext:marker-style-name="T2"><text:span text:style-name="T7">SIG/Goltin-Rode</text:span></text:h>
      <text:p text:style-name="P19" loext:marker-style-name="T2"/>
      <text:h text:style-name="P9" text:outline-level="2">Erweiterungen</text:h>
      <text:h text:style-name="P13" text:outline-level="3">Lenth Request</text:h>
      <text:p text:style-name="P19"/>
      <text:p text:style-name="P19" loext:marker-style-name="T2"/>
      <text:list xml:id="list142349630887954" text:continue-numbering="true" text:style-name="WWNum1">
        <text:list-item>
          <text:h text:style-name="Heading_20_1" text:outline-level="1" loext:marker-style-name="T2"><text:span text:style-name="T4">S</text:span><text:span text:style-name="T2">peicheranalyse</text:span></text:h>
          <text:list>
            <text:list-item>
              <text:h text:style-name="P11" text:outline-level="2" loext:marker-style-name="T2">Huffmann</text:h>
            </text:list-item>
          </text:list>
        </text:list-item>
      </text:list>
      <text:p text:style-name="P19" loext:marker-style-name="T2"/>
      <text:list xml:id="list142348014815512" text:continue-numbering="true" text:style-name="WWNum1">
        <text:list-item>
          <text:list>
            <text:list-item>
              <text:h text:style-name="P11" text:outline-level="2" loext:marker-style-name="T2">SIG/Goltin-Rode</text:h>
            </text:list-item>
          </text:list>
        </text:list-item>
      </text:list>
      <text:p text:style-name="P19" loext:marker-style-name="T2"/>
      <text:list xml:id="list142348169080253" text:continue-numbering="true" text:style-name="WWNum1">
        <text:list-item>
          <text:list>
            <text:list-item>
              <text:h text:style-name="P12" text:outline-level="2">Erweiterungen</text:h>
              <text:list>
                <text:list-item>
                  <text:h text:style-name="P14" text:outline-level="3">Lenth Request</text:h>
                </text:list-item>
              </text:list>
            </text:list-item>
          </text:list>
        </text:list-item>
      </text:list>
      <text:p text:style-name="P19"/>
      <text:list xml:id="list142349416325113" text:continue-numbering="true" text:style-name="WWNum1">
        <text:list-item>
          <text:h text:style-name="P5" text:outline-level="1" loext:marker-style-name="T2"><text:bookmark-start text:name="__RefHeading___Toc626_3532468396"/><text:span text:style-name="T2">Beispiele</text:span><text:bookmark-end text:name="__RefHeading___Toc626_3532468396"/></text:h>
        </text:list-item>
      </text:list>
      <text:h text:style-name="P13" text:outline-level="3" loext:marker-style-name="T2"/>
      <text:list xml:id="list142349300330463" text:continue-numbering="true" text:style-name="WWNum1">
        <text:list-header>
          <text:h text:style-name="P7" text:outline-level="1" loext:marker-style-name="T2"><text:bookmark-start text:name="__RefHeading___Toc2776_622986207"/>Quellcode<text:bookmark-end text:name="__RefHeading___Toc2776_622986207"/></text:h>
        </text:list-header>
      </text:list>
      <text:h text:style-name="P13" text:outline-level="3" loext:marker-style-name="T2"><text:span text:style-name="Source_20_Text"><text:span text:style-name="T1"/></text:span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WWNum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SimSun" style:font-family-asian="NSimSun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5cm" fo:margin-left="0cm" fo:margin-right="0cm" fo:margin-bottom="0.894cm" style:dynamic-spacing="true"/>
      </style:header-style>
      <style:footer-style>
        <style:header-footer-properties fo:min-height="0.995cm" fo:margin-left="0cm" fo:margin-right="0cm" fo:margin-top="0.89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reference-ref text:reference-format="text" text:ref-name="Aufgabe">Aufgabe 1: Schmucknachrichten</text:reference-ref><text:tab/><text:tab/><text:reference-ref text:reference-format="text" text:ref-name="TeilnehmerID">Teilnahme-ID: 73504</text:reference-ref></text:p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><text:tab/><text:page-number text:select-page="current">1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2T20:27:04.389000000</meta:creation-date>
    <meta:generator>LibreOffice/7.5.4.2$Windows_X86_64 LibreOffice_project/36ccfdc35048b057fd9854c757a8b67ec53977b6</meta:generator>
    <dc:date>2025-04-19T14:23:47.530000000</dc:date>
    <meta:editing-duration>PT1H58M39S</meta:editing-duration>
    <meta:editing-cycles>1</meta:editing-cycles>
    <meta:document-statistic meta:table-count="0" meta:image-count="0" meta:object-count="0" meta:page-count="5" meta:paragraph-count="72" meta:word-count="422" meta:character-count="3028" meta:non-whitespace-character-count="2668"/>
  </office:meta>
</office:document-meta>
</file>